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2.2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2cm" svg:x="9.25cm" svg:y="1.5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5cm" svg:height="2.5cm" svg:x="6.5cm" svg:y="6.25cm">
          <text:p text:style-name="P1">M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75cm" svg:height="2.75cm" svg:x="6.5cm" svg:y="8.75cm"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.75cm" svg:height="2.75cm" svg:x="9.25cm" svg:y="8.75cm"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5cm" svg:height="2.5cm" svg:x="3cm" svg:y="15.75cm">
          <text:p text:style-name="P1">M = 1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.75cm" svg:height="2.75cm" svg:x="3cm" svg:y="18.25cm"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2.75cm" svg:height="2.75cm" svg:x="5.75cm" svg:y="18.25cm"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5cm" svg:height="2.5cm" svg:x="12.25cm" svg:y="15.75cm">
          <text:p text:style-name="P1">M = 2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.75cm" svg:height="2.75cm" svg:x="12.25cm" svg:y="18.25cm"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2.75cm" svg:height="2.75cm" svg:x="15cm" svg:y="18.25cm">
          <text:p text:style-name="P1">righ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0.625cm" svg:y1="3.5cm" svg:x2="9.25cm" svg:y2="6.25cm" draw:start-shape="id1" draw:start-glue-point="2" draw:end-shape="id2" draw:end-glue-point="0" svg:d="M10625 3500c0 2062-1375 688-1375 2750" svg:viewBox="0 0 1376 2751">
          <text:p/>
        </draw:connector>
        <draw:connector draw:style-name="gr5" draw:text-style-name="P2" draw:layer="layout" draw:type="curve" svg:x1="7.875cm" svg:y1="11.5cm" svg:x2="5.75cm" svg:y2="15.75cm" draw:start-shape="id3" draw:end-shape="id4" draw:end-glue-point="0" svg:d="M7875 11500c0 3187-2125 1063-2125 4250" svg:viewBox="0 0 2126 4251">
          <text:p/>
        </draw:connector>
        <draw:connector draw:style-name="gr6" draw:text-style-name="P2" draw:layer="layout" draw:type="curve" svg:x1="10.625cm" svg:y1="11.5cm" svg:x2="15cm" svg:y2="15.75cm" draw:start-shape="id5" draw:start-glue-point="2" draw:end-shape="id6" draw:end-glue-point="0" svg:d="M10625 11500c0 3187 4375 1063 4375 4250" svg:viewBox="0 0 4376 4251">
          <text:p/>
        </draw:connector>
        <draw:frame draw:style-name="gr7" draw:text-style-name="P3" xml:id="id8" draw:id="id8" draw:layer="layout" svg:width="1.59cm" svg:height="0.962cm" svg:x="9cm" svg:y="24.288cm">
          <draw:text-box>
            <text:p>Null</text:p>
          </draw:text-box>
        </draw:frame>
        <draw:connector draw:style-name="gr8" draw:text-style-name="P2" draw:layer="layout" draw:type="curve" svg:x1="4.375cm" svg:y1="21cm" svg:x2="9cm" svg:y2="24.769cm" draw:start-shape="id7" draw:start-glue-point="2" draw:end-shape="id8" draw:end-glue-point="3" svg:d="M4375 21000c0 2513 1541 3769 4625 3769" svg:viewBox="0 0 4626 3770">
          <text:p/>
        </draw:connector>
        <draw:connector draw:style-name="gr9" draw:text-style-name="P2" draw:layer="layout" draw:type="curve" svg:x1="7.125cm" svg:y1="21cm" svg:x2="9.795cm" svg:y2="24.288cm" draw:start-shape="id9" draw:start-glue-point="2" draw:end-shape="id8" draw:end-glue-point="0" svg:d="M7125 21000c0 2467 2670 824 2670 3288" svg:viewBox="0 0 2671 3289">
          <text:p/>
        </draw:connector>
        <draw:connector draw:style-name="gr10" draw:text-style-name="P2" draw:layer="layout" draw:type="curve" svg:x1="13.625cm" svg:y1="21cm" svg:x2="9.795cm" svg:y2="24.288cm" draw:start-shape="id10" draw:start-glue-point="2" draw:end-shape="id8" draw:end-glue-point="0" svg:d="M13625 21000c0 2467-3830 824-3830 3288" svg:viewBox="0 0 3831 3289">
          <text:p/>
        </draw:connector>
        <draw:connector draw:style-name="gr11" draw:text-style-name="P2" draw:layer="layout" draw:type="curve" svg:x1="16.375cm" svg:y1="21cm" svg:x2="10.59cm" svg:y2="24.769cm" draw:start-shape="id11" draw:start-glue-point="2" draw:end-shape="id8" draw:end-glue-point="1" svg:d="M16375 21000c0 2513-1928 3769-5785 3769" svg:viewBox="0 0 5786 3770">
          <text:p/>
        </draw:connector>
        <draw:frame draw:style-name="gr12" draw:text-style-name="P4" draw:layer="layout" svg:width="9.75cm" svg:height="2.2cm" svg:x="1cm" svg:y="26.5cm">
          <draw:text-box>
            <text:p>Pratham</text:p>
            <text:p>Assignment5q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7T13:32:26.603893551</meta:creation-date>
    <dc:date>2023-10-07T13:37:37.979856000</dc:date>
    <meta:editing-duration>PT5M11S</meta:editing-duration>
    <meta:editing-cycles>1</meta:editing-cycles>
    <meta:document-statistic meta:object-count="19"/>
    <meta:generator>LibreOffice/7.3.7.2$Linux_X86_64 LibreOffice_project/30$Build-2</meta:generator>
  </office:meta>
</office:document-meta>
</file>